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style:style style:name="P2" style:family="paragraph" style:parent-style-name="Preformatted_20_Text" style:list-style-name="L1"/>
    <style:style style:name="P3" style:family="paragraph" style:parent-style-name="Preformatted_20_Text" style:list-style-name="L2"/>
    <style:style style:name="P4" style:family="paragraph" style:parent-style-name="Preformatted_20_Text" style:list-style-name="L3"/>
    <style:style style:name="P5" style:family="paragraph" style:parent-style-name="Preformatted_20_Text" style:list-style-name="L4"/>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n Hengst</text:p>
      <text:p text:style-name="Preformatted_20_Text"/>
      <text:list xml:id="list1980881034" text:style-name="L1">
        <text:list-item>
          <text:p text:style-name="P2"><text:a xlink:type="simple" xlink:href="http://www.linkedin.com/in/notbenh">LinkedIn</text:a></text:p>
        </text:list-item>
        <text:list-item>
          <text:p text:style-name="P2"><text:a xlink:type="simple" xlink:href="https://github.com/notbenh">github</text:a></text:p>
        </text:list-item>
        <text:list-item>
          <text:p text:style-name="P2"><text:a xlink:type="simple" xlink:href="http://search.cpan.org/~notbenh/">CPAN</text:a></text:p>
        </text:list-item>
        <text:list-item>
          <text:p text:style-name="P2"><text:a xlink:type="simple" xlink:href="http://twitter.com/#!/notbenh">twitter</text:a></text:p>
        </text:list-item>
        <text:list-item>
          <text:p text:style-name="P2">ben.hengst@gmail.com</text:p>
        </text:list-item>
      </text:list>
      <text:p text:style-name="Preformatted_20_Text"/>
      <text:p text:style-name="Preformatted_20_Text"/>
      <text:p text:style-name="P1">[[ Experience ]]</text:p>
      <text:p text:style-name="Preformatted_20_Text"/>
      <text:p text:style-name="Preformatted_20_Text"><text:s text:c="2"/><text:span text:style-name="T1">Backend Developer</text:span> (2006 – 2011)</text:p>
      <text:p text:style-name="Preformatted_20_Text"><text:span text:style-name="T1"><text:s text:c="2"/></text:span><text:span text:style-name="T4">Powells.com</text:span> <text:s/>(Portland, OR)</text:p>
      <text:p text:style-name="Preformatted_20_Text"/>
      <text:p text:style-name="Preformatted_20_Text"><text:s text:c="2"/>Developed a product work-flow and corresponding web framework that reduced development time for features of Powells.com, ultimately leading to the construction of the Powells public API. Assisted in the development of an ETL process that freed up 38 hours of development time a week. Other notable accomplishments include Google Books integration, schema redesigns, a decision framework used for the <text:s/>"Online Buy Back" program.</text:p>
      <text:p text:style-name="Preformatted_20_Text"/>
      <text:p text:style-name="Preformatted_20_Text"><text:s text:c="4"/>Skills: </text:p>
      <text:list xml:id="list52960069" text:style-name="L2">
        <text:list-item>
          <text:p text:style-name="P3">perl</text:p>
        </text:list-item>
        <text:list-item>
          <text:p text:style-name="P3">MySQL</text:p>
        </text:list-item>
        <text:list-item>
          <text:p text:style-name="P3">mod_perl</text:p>
        </text:list-item>
        <text:list-item>
          <text:p text:style-name="P3">memcached/redis</text:p>
        </text:list-item>
        <text:list-item>
          <text:p text:style-name="P3">javascript/jQuery</text:p>
        </text:list-item>
        <text:list-item>
          <text:p text:style-name="P3">PHP</text:p>
        </text:list-item>
      </text:list>
      <text:p text:style-name="Preformatted_20_Text"/>
      <text:p text:style-name="Preformatted_20_Text"/>
      <text:p text:style-name="Preformatted_20_Text"><text:s text:c="2"/><text:span text:style-name="T1">Lead Developer and Technical Producer</text:span> (2005 – 2006)</text:p>
      <text:p text:style-name="Preformatted_20_Text"><text:span text:style-name="T1"><text:s text:c="2"/></text:span><text:span text:style-name="T4">Summit Projects</text:span> <text:s/>(Hood River, OR)</text:p>
      <text:p text:style-name="Preformatted_20_Text"/>
      <text:p text:style-name="Preformatted_20_Text"><text:s text:c="2"/>Built a translation layer for user input to allow for search-ability for a client using perl. Coded cross browser compliant HTML and CSS from Photoshop comps for clients such as Norwegian Cruise Lines, KEEN, and Nike Golf.</text:p>
      <text:p text:style-name="Preformatted_20_Text"><text:s text:c="2"/></text:p>
      <text:p text:style-name="Preformatted_20_Text"><text:s text:c="4"/>Skills: </text:p>
      <text:list xml:id="list1302067871" text:style-name="L3">
        <text:list-item>
          <text:p text:style-name="P4">perl</text:p>
        </text:list-item>
        <text:list-item>
          <text:p text:style-name="P4">HTML/CSS</text:p>
        </text:list-item>
        <text:list-item>
          <text:p text:style-name="P4">project management</text:p>
        </text:list-item>
      </text:list>
      <text:p text:style-name="Preformatted_20_Text"/>
      <text:p text:style-name="Preformatted_20_Text"><text:span text:style-name="T1"><text:s text:c="2"/>UI Lead and PHP Developer </text:span>(2001 – 2003)</text:p>
      <text:p text:style-name="Preformatted_20_Text"><text:s text:c="2"/><text:span text:style-name="T4">ResNet OSU Development Labs</text:span> <text:s/>(Columbus, OH)</text:p>
      <text:p text:style-name="Preformatted_20_Text"/>
      <text:p text:style-name="Preformatted_20_Text"><text:s text:c="2"/>Member of the student team that developed our in-office management software that included a knowledge base, news reader, and scheduler for both office shifts and on-site appointments.</text:p>
      <text:p text:style-name="Preformatted_20_Text"><text:s text:c="2"/></text:p>
      <text:p text:style-name="Preformatted_20_Text"><text:s text:c="4"/>Skills: </text:p>
      <text:list xml:id="list208521995" text:style-name="L4">
        <text:list-item>
          <text:p text:style-name="P5">PHP</text:p>
        </text:list-item>
        <text:list-item>
          <text:p text:style-name="P5">MySQL</text:p>
        </text:list-item>
        <text:list-item>
          <text:p text:style-name="P5">HTML/CSS</text:p>
        </text:list-item>
        <text:list-item>
          <text:p text:style-name="P5">perl</text:p>
        </text:list-item>
      </text:list>
      <text:p text:style-name="Preformatted_20_Text"/>
      <text:p text:style-name="Preformatted_20_Text"/>
      <text:p text:style-name="Preformatted_20_Text"><text:soft-page-break/></text:p>
      <text:p text:style-name="P1">[[ Involvement ]]</text:p>
      <text:p text:style-name="Preformatted_20_Text"/>
      <text:p text:style-name="Preformatted_20_Text"><text:s text:c="2"/><text:span text:style-name="T1">Perl Mentor: </text:span><text:span text:style-name="T2">Mentor</text:span> (2011 - Present)</text:p>
      <text:p text:style-name="Preformatted_20_Text"><text:s text:c="2"/>Leading perl training sessions for local programmers, discussed topics as CPAN, Moose, testing and sharing your work on github.</text:p>
      <text:p text:style-name="Preformatted_20_Text"><text:s text:c="2"/></text:p>
      <text:p text:style-name="Preformatted_20_Text"><text:s text:c="2"/><text:span text:style-name="T1">Portland Perl Mongers:</text:span> Member and Speaker (2005 - Present)</text:p>
      <text:p text:style-name="Preformatted_20_Text"><text:s text:c="2"/>Lead discussions about Moose, Benchmark suites, testing, and many of the CPAN modules that I have authored.</text:p>
      <text:p text:style-name="Preformatted_20_Text"><text:s text:c="2"/></text:p>
      <text:p text:style-name="Preformatted_20_Text"><text:s text:c="2"/><text:span text:style-name="T1">PDXPUG Portland PostgreSQL User Group:</text:span> Speaker (2010)</text:p>
      <text:p text:style-name="Preformatted_20_Text"><text:s text:c="2"/>Discussed strategies for building a schema that allows for all data to be assigned a value of trust and include a versioning system.</text:p>
      <text:p text:style-name="Preformatted_20_Text"><text:s text:c="2"/></text:p>
      <text:p text:style-name="Preformatted_20_Text"><text:s text:c="2"/><text:span text:style-name="T1">CPAN:</text:span> Contributor (2007 - Present)</text:p>
      <text:p text:style-name="Preformatted_20_Text"><text:s text:c="2"/></text:p>
      <text:p text:style-name="Preformatted_20_Text"><text:s text:c="2"/><text:span text:style-name="T1">PDX weekly Hackathon:</text:span> Member and former Maintainer (2009 - Present)</text:p>
      <text:p text:style-name="Preformatted_20_Text"><text:s text:c="2"/>Scheduled meetups, sent out reminders, procured refreshments for attendees and generally made sure that the meetings went well.</text:p>
      <text:p text:style-name="Preformatted_20_Text"><text:s text:c="2"/></text:p>
      <text:p text:style-name="Preformatted_20_Text"><text:s text:c="2"/><text:span text:style-name="T1">PDXCritique</text:span> (defunct)<text:span text:style-name="T1">:</text:span> Co-creator (2008 - 2009)</text:p>
      <text:p text:style-name="Preformatted_20_Text"><text:s text:c="2"/>Scheduled monthly meetings, found speakers, lead discussions allowing many freelancers to get objective feedback on there projects in progress.</text:p>
      <text:p text:style-name="Preformatted_20_Text"><text:s text:c="2"/></text:p>
      <text:p text:style-name="Preformatted_20_Text"><text:s text:c="2"/><text:span text:style-name="T1">Open Source Bridge:</text:span> Technical Project Manager (2009), Participant (2009 - 2011)</text:p>
      <text:p text:style-name="Preformatted_20_Text"><text:s text:c="2"/>Guided discussions around the building of openconferenceware, maintained feature requests and built task lists, allowing for smooth talk submissions for the first year of Open Source Bridge.</text:p>
      <text:p text:style-name="Preformatted_20_Text"><text:s text:c="2"/></text:p>
      <text:p text:style-name="Preformatted_20_Text"><text:s text:c="2"/><text:span text:style-name="T1">Bar Camp Portland:</text:span> Speaker (2009)</text:p>
      <text:p text:style-name="Preformatted_20_Text"><text:s text:c="2"/>Lead several discussions, including using WordPress as a CMS and advocated the use of film over digital for hobby photographers.</text:p>
      <text:p text:style-name="Preformatted_20_Text"><text:s text:c="2"/></text:p>
      <text:p text:style-name="Preformatted_20_Text"><text:s text:c="2"/><text:span text:style-name="T1">euler_bench/Tool::Bench</text:span> (defunct)<text:span text:style-name="T1">:</text:span> Lead Developer (2009 - 2010)</text:p>
      <text:p text:style-name="Preformatted_20_Text"><text:s text:c="2"/>Developed a bare benchmarking framework that allowed both the parrot and rakudo(perl6) teams to plot the progress of development and in a few cases assisted in resolving bugs.</text:p>
      <text:p text:style-name="Preformatted_20_Text"><text:s text:c="2"/></text:p>
      <text:p text:style-name="Preformatted_20_Text"><text:s text:c="2"/><text:span text:style-name="T1">Perl 5.8.9 delta:</text:span> contributor (2008)</text:p>
      <text:p text:style-name="Preformatted_20_Text"><text:s text:c="2"/>Assisted in converting commit notes and comments in to human readable change logs for perl 5.8.9.</text:p>
      <text:p text:style-name="Preformatted_20_Text"><text:s text:c="2"/></text:p>
      <text:p text:style-name="Preformatted_20_Text"/>
      <text:p text:style-name="P1">[[ Education ]]</text:p>
      <text:p text:style-name="Preformatted_20_Text"/>
      <text:p text:style-name="Preformatted_20_Text"><text:s text:c="2"/><text:span text:style-name="T1">The Art Institute of Portland</text:span> (Portland, OR)</text:p>
      <text:p text:style-name="Preformatted_20_Text"><text:s text:c="2"/>B.S., Multimedia and Web Design (2003 - 2005)</text:p>
      <text:p text:style-name="Preformatted_20_Text"/>
      <text:p text:style-name="Preformatted_20_Text"><text:s text:c="2"/><text:span text:style-name="T1">The Ohio State University</text:span> (Columbus, OH)</text:p>
      <text:p text:style-name="Preformatted_20_Text"><text:s text:c="2"/>B.F.A. Painting and Drawing [non complete] (1997 - 2003)</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document-statistic meta:table-count="0" meta:image-count="0" meta:object-count="0" meta:page-count="2" meta:paragraph-count="69" meta:word-count="483" meta:character-count="3302"/>
    <dc:date>2011-06-28T15:43:32</dc:date>
    <dc:creator>ben hengst</dc:creator>
    <meta:generator>LibreOffice/3.3$Linux LibreOffice_project/330m19$Build-202</meta:generator>
  </office:meta>
</office:document-meta>
</file>